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1.5cm" svg:y1="15.6cm" svg:x2="26cm" svg:y2="15.6cm">
          <text:p/>
        </draw:line>
        <draw:frame draw:style-name="gr2" draw:layer="layout" svg:width="5.637cm" svg:height="0.963cm" svg:x="0.822cm" svg:y="15.4cm">
          <draw:text-box>
            <text:p>ansibox commune</text:p>
          </draw:text-box>
        </draw:frame>
        <draw:custom-shape draw:style-name="gr3" draw:text-style-name="P1" draw:layer="layout" svg:width="1.5cm" svg:height="1cm" svg:x="6.5cm" svg:y="15.1cm">
          <text:p text:style-name="P1"><text:span text:style-name="T1">2.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5cm" svg:height="1cm" svg:x="12cm" svg:y="15.1cm">
          <text:p text:style-name="P1"><text:span text:style-name="T1">2.5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draw:layer="layout" svg:width="25cm" svg:height="4cm" svg:x="1.5cm" svg:y="1.5cm">
          <text:p text:style-name="P2">Mise à diposition d'ansibox commune 2.4.0 et 2.5.0</text:p>
        </draw:rect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line draw:style-name="gr1" draw:text-style-name="P1" draw:layer="layout" svg:x1="1.5cm" svg:y1="15.601cm" svg:x2="26cm" svg:y2="15.601cm">
          <text:p/>
        </draw:line>
        <draw:line draw:style-name="gr6" draw:text-style-name="P1" draw:layer="layout" svg:x1="1.5cm" svg:y1="7.101cm" svg:x2="26cm" svg:y2="7.101cm">
          <text:p/>
        </draw:line>
        <draw:line draw:style-name="gr6" draw:text-style-name="P1" draw:layer="layout" svg:x1="1.5cm" svg:y1="11.601cm" svg:x2="26cm" svg:y2="11.601cm">
          <text:p/>
        </draw:line>
        <draw:frame draw:style-name="gr2" draw:layer="layout" svg:width="5.637cm" svg:height="0.963cm" svg:x="0.822cm" svg:y="15.401cm">
          <draw:text-box>
            <text:p>ansibox commune</text:p>
          </draw:text-box>
        </draw:frame>
        <draw:frame draw:style-name="gr2" draw:layer="layout" svg:width="5.557cm" svg:height="0.963cm" svg:x="0.843cm" svg:y="11.438cm">
          <draw:text-box>
            <text:p>ansibox-play NNA</text:p>
          </draw:text-box>
        </draw:frame>
        <draw:frame draw:style-name="gr2" draw:layer="layout" svg:width="5.603cm" svg:height="0.963cm" svg:x="0.8cm" svg:y="6.901cm">
          <draw:text-box>
            <text:p>ansibox-conf NNA</text:p>
          </draw:text-box>
        </draw:frame>
        <draw:custom-shape draw:style-name="gr3" draw:text-style-name="P1" xml:id="id3" draw:id="id3" draw:layer="layout" svg:width="1.5cm" svg:height="1cm" svg:x="6.5cm" svg:y="15.101cm">
          <text:p text:style-name="P1"><text:span text:style-name="T1">2.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1.5cm" svg:height="1cm" svg:x="9cm" svg:y="11.101cm">
          <text:p text:style-name="P3"><text:span text:style-name="T1">1.0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1.5cm" svg:height="1cm" svg:x="9cm" svg:y="6.601cm">
          <text:p text:style-name="P3"><text:span text:style-name="T1">1.0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9.75cm" svg:y1="7.601cm" svg:x2="9.75cm" svg:y2="11.101cm" draw:start-shape="id1" draw:start-glue-point="2" draw:end-shape="id2" draw:end-glue-point="0" svg:d="m9750 7601v502 2497 501">
          <text:p/>
        </draw:connector>
        <draw:connector draw:style-name="gr6" draw:text-style-name="P1" draw:layer="layout" draw:type="lines" svg:x1="9.75cm" svg:y1="12.101cm" svg:x2="7.25cm" svg:y2="15.101cm" draw:start-shape="id2" draw:start-glue-point="2" draw:end-shape="id3" draw:end-glue-point="0" svg:d="m9750 12101v502l-2500 1997v501">
          <text:p/>
        </draw:connector>
        <draw:custom-shape draw:style-name="gr3" draw:text-style-name="P1" draw:layer="layout" svg:width="1.5cm" svg:height="1cm" svg:x="12cm" svg:y="15.101cm">
          <text:p text:style-name="P1"><text:span text:style-name="T1">2.5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2" draw:layer="layout" svg:width="25cm" svg:height="4cm" svg:x="1.5cm" svg:y="1.5cm">
          <text:p text:style-name="P2">Le projet utilise l'ansibox commune 2.4.0 comme dépendance de son ansibox 1.0.0</text:p>
          <text:p text:style-name="P2">La version 1.0.0 de la config dépend de :</text:p>
          <text:p text:style-name="P2"><text:tab/>- l'ansibox projet 1.0.0</text:p>
          <text:p text:style-name="P2"><text:tab/>- l'ansibox commune 2.4.0</text:p>
        </draw:rect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line draw:style-name="gr1" draw:text-style-name="P1" draw:layer="layout" svg:x1="1.5cm" svg:y1="15.601cm" svg:x2="26cm" svg:y2="15.601cm">
          <text:p/>
        </draw:line>
        <draw:line draw:style-name="gr6" draw:text-style-name="P1" draw:layer="layout" svg:x1="1.5cm" svg:y1="7.101cm" svg:x2="26cm" svg:y2="7.101cm">
          <text:p/>
        </draw:line>
        <draw:line draw:style-name="gr6" draw:text-style-name="P1" draw:layer="layout" svg:x1="1.5cm" svg:y1="11.601cm" svg:x2="26cm" svg:y2="11.601cm">
          <text:p/>
        </draw:line>
        <draw:frame draw:style-name="gr2" draw:layer="layout" svg:width="5.637cm" svg:height="0.963cm" svg:x="0.822cm" svg:y="15.401cm">
          <draw:text-box>
            <text:p>ansibox commune</text:p>
          </draw:text-box>
        </draw:frame>
        <draw:frame draw:style-name="gr2" draw:layer="layout" svg:width="5.557cm" svg:height="0.963cm" svg:x="0.843cm" svg:y="11.438cm">
          <draw:text-box>
            <text:p>ansibox-play NNA</text:p>
          </draw:text-box>
        </draw:frame>
        <draw:frame draw:style-name="gr2" draw:layer="layout" svg:width="5.603cm" svg:height="0.963cm" svg:x="0.8cm" svg:y="6.901cm">
          <draw:text-box>
            <text:p>ansibox-conf NNA</text:p>
          </draw:text-box>
        </draw:frame>
        <draw:custom-shape draw:style-name="gr3" draw:text-style-name="P1" xml:id="id6" draw:id="id6" draw:layer="layout" svg:width="1.5cm" svg:height="1cm" svg:x="6.5cm" svg:y="15.101cm">
          <text:p text:style-name="P1"><text:span text:style-name="T1">2.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1.5cm" svg:height="1cm" svg:x="9cm" svg:y="11.101cm">
          <text:p text:style-name="P3"><text:span text:style-name="T1">1.0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" draw:id="id7" draw:layer="layout" svg:width="2cm" svg:height="1cm" svg:x="11.5cm" svg:y="6.601cm">
          <text:p text:style-name="P3"><text:span text:style-name="T1">1.0.0_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1.5cm" svg:height="1cm" svg:x="9cm" svg:y="6.601cm">
          <text:p text:style-name="P3"><text:span text:style-name="T1">1.0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9.75cm" svg:y1="7.601cm" svg:x2="9.75cm" svg:y2="11.101cm" draw:start-shape="id4" draw:start-glue-point="2" draw:end-shape="id5" draw:end-glue-point="0" svg:d="m9750 7601v502 2497 501">
          <text:p/>
        </draw:connector>
        <draw:connector draw:style-name="gr6" draw:text-style-name="P1" draw:layer="layout" draw:type="lines" svg:x1="9.75cm" svg:y1="12.101cm" svg:x2="7.25cm" svg:y2="15.101cm" draw:start-shape="id5" draw:start-glue-point="2" draw:end-shape="id6" draw:end-glue-point="0" svg:d="m9750 12101v502l-2500 1997v501">
          <text:p/>
        </draw:connector>
        <draw:connector draw:style-name="gr6" draw:text-style-name="P1" draw:layer="layout" draw:type="lines" svg:x1="12.5cm" svg:y1="7.601cm" svg:x2="9.75cm" svg:y2="11.101cm" draw:start-shape="id7" draw:start-glue-point="2" draw:end-shape="id5" draw:end-glue-point="0" svg:d="m12500 7601v502l-2750 2497v501">
          <text:p/>
        </draw:connector>
        <draw:custom-shape draw:style-name="gr3" draw:text-style-name="P1" draw:layer="layout" svg:width="1.5cm" svg:height="1cm" svg:x="12cm" svg:y="15.101cm">
          <text:p text:style-name="P1"><text:span text:style-name="T1">2.5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2" draw:layer="layout" svg:width="25cm" svg:height="4cm" svg:x="1.5cm" svg:y="1.5cm">
          <text:p text:style-name="P2">La configuration des environnements de recette est mise en place.</text:p>
          <text:p text:style-name="P2">La version 1.0.0_REC de la config dépend de :</text:p>
          <text:p text:style-name="P2"><text:tab/>- l'ansibox projet 1.0.0</text:p>
          <text:p text:style-name="P2"><text:tab/>- l'ansibox commune 2.4.0</text:p>
        </draw:rect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line draw:style-name="gr1" draw:text-style-name="P1" draw:layer="layout" svg:x1="1.5cm" svg:y1="15.601cm" svg:x2="26cm" svg:y2="15.601cm">
          <text:p/>
        </draw:line>
        <draw:line draw:style-name="gr6" draw:text-style-name="P1" draw:layer="layout" svg:x1="1.5cm" svg:y1="7.101cm" svg:x2="26cm" svg:y2="7.101cm">
          <text:p/>
        </draw:line>
        <draw:line draw:style-name="gr6" draw:text-style-name="P1" draw:layer="layout" svg:x1="1.5cm" svg:y1="11.601cm" svg:x2="26cm" svg:y2="11.601cm">
          <text:p/>
        </draw:line>
        <draw:frame draw:style-name="gr2" draw:layer="layout" svg:width="5.637cm" svg:height="0.963cm" svg:x="0.822cm" svg:y="15.401cm">
          <draw:text-box>
            <text:p>ansibox commune</text:p>
          </draw:text-box>
        </draw:frame>
        <draw:frame draw:style-name="gr2" draw:layer="layout" svg:width="5.557cm" svg:height="0.963cm" svg:x="0.843cm" svg:y="11.438cm">
          <draw:text-box>
            <text:p>ansibox-play NNA</text:p>
          </draw:text-box>
        </draw:frame>
        <draw:frame draw:style-name="gr2" draw:layer="layout" svg:width="5.603cm" svg:height="0.963cm" svg:x="0.8cm" svg:y="6.901cm">
          <draw:text-box>
            <text:p>ansibox-conf NNA</text:p>
          </draw:text-box>
        </draw:frame>
        <draw:custom-shape draw:style-name="gr3" draw:text-style-name="P1" xml:id="id10" draw:id="id10" draw:layer="layout" svg:width="1.5cm" svg:height="1cm" svg:x="6.5cm" svg:y="15.101cm">
          <text:p text:style-name="P1"><text:span text:style-name="T1">2.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1.5cm" svg:height="1cm" svg:x="9cm" svg:y="11.101cm">
          <text:p text:style-name="P3"><text:span text:style-name="T1">1.0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2cm" svg:height="1cm" svg:x="11.5cm" svg:y="6.601cm">
          <text:p text:style-name="P3"><text:span text:style-name="T1">1.0.0_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2" draw:id="id12" draw:layer="layout" svg:width="1.5cm" svg:height="1cm" svg:x="19.5cm" svg:y="11.101cm">
          <text:p text:style-name="P1"><text:span text:style-name="T1">1.1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1.5cm" svg:height="1cm" svg:x="9cm" svg:y="6.601cm">
          <text:p text:style-name="P3"><text:span text:style-name="T1">1.0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9.75cm" svg:y1="7.601cm" svg:x2="9.75cm" svg:y2="11.101cm" draw:start-shape="id8" draw:start-glue-point="2" draw:end-shape="id9" draw:end-glue-point="0" svg:d="m9750 7601v502 2497 501">
          <text:p/>
        </draw:connector>
        <draw:connector draw:style-name="gr6" draw:text-style-name="P1" draw:layer="layout" draw:type="lines" svg:x1="9.75cm" svg:y1="12.101cm" svg:x2="7.25cm" svg:y2="15.101cm" draw:start-shape="id9" draw:start-glue-point="2" draw:end-shape="id10" draw:end-glue-point="0" svg:d="m9750 12101v502l-2500 1997v501">
          <text:p/>
        </draw:connector>
        <draw:connector draw:style-name="gr6" draw:text-style-name="P1" draw:layer="layout" draw:type="lines" svg:x1="12.5cm" svg:y1="7.601cm" svg:x2="9.75cm" svg:y2="11.101cm" draw:start-shape="id11" draw:start-glue-point="2" draw:end-shape="id9" draw:end-glue-point="0" svg:d="m12500 7601v502l-2750 2497v501">
          <text:p/>
        </draw:connector>
        <draw:custom-shape draw:style-name="gr3" draw:text-style-name="P1" xml:id="id13" draw:id="id13" draw:layer="layout" svg:width="1.5cm" svg:height="1cm" svg:x="12cm" svg:y="15.101cm">
          <text:p text:style-name="P1"><text:span text:style-name="T1">2.5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20.25cm" svg:y1="12.101cm" svg:x2="12.75cm" svg:y2="15.101cm" draw:start-shape="id12" draw:start-glue-point="2" draw:end-shape="id13" draw:end-glue-point="0" svg:d="m20250 12101v502l-7500 1997v501">
          <text:p/>
        </draw:connector>
        <draw:custom-shape draw:style-name="gr3" draw:text-style-name="P1" xml:id="id14" draw:id="id14" draw:layer="layout" svg:width="1.5cm" svg:height="1cm" svg:x="19.5cm" svg:y="6.601cm">
          <text:p text:style-name="P1"><text:span text:style-name="T1">1.1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20.25cm" svg:y1="7.601cm" svg:x2="20.25cm" svg:y2="11.101cm" draw:start-shape="id14" draw:start-glue-point="2" draw:end-shape="id12" svg:d="m20250 7601v502 2497 501">
          <text:p/>
        </draw:connector>
        <draw:rect draw:style-name="gr4" draw:text-style-name="P2" draw:layer="layout" svg:width="25cm" svg:height="4cm" svg:x="1.5cm" svg:y="1.5cm">
          <text:p text:style-name="P2">Le projet utilise l'ansibox commune 2.5.0 comme dépendance de son ansibox 1.1.1</text:p>
          <text:p text:style-name="P2">La version 1.1.1 de la config dépend de :</text:p>
          <text:p text:style-name="P2"><text:tab/>- l'ansibox projet 1.1.1</text:p>
          <text:p text:style-name="P2"><text:tab/>- l'ansibox commune 2.5.0</text:p>
        </draw:rect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line draw:style-name="gr1" draw:text-style-name="P1" draw:layer="layout" svg:x1="1.5cm" svg:y1="15.601cm" svg:x2="26cm" svg:y2="15.601cm">
          <text:p/>
        </draw:line>
        <draw:line draw:style-name="gr6" draw:text-style-name="P1" draw:layer="layout" svg:x1="1.5cm" svg:y1="7.101cm" svg:x2="26cm" svg:y2="7.101cm">
          <text:p/>
        </draw:line>
        <draw:line draw:style-name="gr6" draw:text-style-name="P1" draw:layer="layout" svg:x1="1.5cm" svg:y1="11.601cm" svg:x2="26cm" svg:y2="11.601cm">
          <text:p/>
        </draw:line>
        <draw:frame draw:style-name="gr2" draw:layer="layout" svg:width="5.637cm" svg:height="0.963cm" svg:x="0.822cm" svg:y="15.401cm">
          <draw:text-box>
            <text:p>ansibox commune</text:p>
          </draw:text-box>
        </draw:frame>
        <draw:frame draw:style-name="gr2" draw:layer="layout" svg:width="5.557cm" svg:height="0.963cm" svg:x="0.843cm" svg:y="11.438cm">
          <draw:text-box>
            <text:p>ansibox-play NNA</text:p>
          </draw:text-box>
        </draw:frame>
        <draw:frame draw:style-name="gr2" draw:layer="layout" svg:width="5.603cm" svg:height="0.963cm" svg:x="0.8cm" svg:y="6.901cm">
          <draw:text-box>
            <text:p>ansibox-conf NNA</text:p>
          </draw:text-box>
        </draw:frame>
        <draw:custom-shape draw:style-name="gr3" draw:text-style-name="P1" xml:id="id17" draw:id="id17" draw:layer="layout" svg:width="1.5cm" svg:height="1cm" svg:x="6.5cm" svg:y="15.101cm">
          <text:p text:style-name="P1"><text:span text:style-name="T1">2.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1.5cm" svg:height="1cm" svg:x="9cm" svg:y="11.101cm">
          <text:p text:style-name="P3"><text:span text:style-name="T1">1.0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8" draw:id="id18" draw:layer="layout" svg:width="2cm" svg:height="1cm" svg:x="11.5cm" svg:y="6.601cm">
          <text:p text:style-name="P3"><text:span text:style-name="T1">1.0.0_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1.5cm" svg:height="1cm" svg:x="14.5cm" svg:y="11.101cm">
          <text:p text:style-name="P3"><text:span text:style-name="T1">1.0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1" draw:id="id21" draw:layer="layout" svg:width="1.5cm" svg:height="1cm" svg:x="19.5cm" svg:y="11.101cm">
          <text:p text:style-name="P1"><text:span text:style-name="T1">1.1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9" draw:id="id19" draw:layer="layout" svg:width="2.5cm" svg:height="1cm" svg:x="16cm" svg:y="6.601cm">
          <text:p text:style-name="P3"><text:span text:style-name="T1">1.0.0_PPR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5" draw:id="id15" draw:layer="layout" svg:width="1.5cm" svg:height="1cm" svg:x="9cm" svg:y="6.601cm">
          <text:p text:style-name="P3"><text:span text:style-name="T1">1.0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9.75cm" svg:y1="7.601cm" svg:x2="9.75cm" svg:y2="11.101cm" draw:start-shape="id15" draw:start-glue-point="2" draw:end-shape="id16" draw:end-glue-point="0" svg:d="m9750 7601v502 2497 501">
          <text:p/>
        </draw:connector>
        <draw:connector draw:style-name="gr6" draw:text-style-name="P1" draw:layer="layout" draw:type="lines" svg:x1="9.75cm" svg:y1="12.101cm" svg:x2="7.25cm" svg:y2="15.101cm" draw:start-shape="id16" draw:start-glue-point="2" draw:end-shape="id17" draw:end-glue-point="0" svg:d="m9750 12101v502l-2500 1997v501">
          <text:p/>
        </draw:connector>
        <draw:connector draw:style-name="gr6" draw:text-style-name="P1" draw:layer="layout" draw:type="lines" svg:x1="12.5cm" svg:y1="7.601cm" svg:x2="9.75cm" svg:y2="11.101cm" draw:start-shape="id18" draw:start-glue-point="2" draw:end-shape="id16" draw:end-glue-point="0" svg:d="m12500 7601v502l-2750 2497v501">
          <text:p/>
        </draw:connector>
        <draw:connector draw:style-name="gr6" draw:text-style-name="P1" draw:layer="layout" draw:type="lines" svg:x1="17.25cm" svg:y1="7.601cm" svg:x2="15.25cm" svg:y2="11.101cm" draw:start-shape="id19" draw:start-glue-point="2" draw:end-shape="id20" draw:end-glue-point="0" svg:d="m17250 7601v502l-2000 2497v501">
          <text:p/>
        </draw:connector>
        <draw:connector draw:style-name="gr6" draw:text-style-name="P1" draw:layer="layout" draw:type="lines" svg:x1="15.25cm" svg:y1="12.101cm" svg:x2="7.25cm" svg:y2="15.101cm" draw:start-shape="id20" draw:start-glue-point="2" draw:end-shape="id17" draw:end-glue-point="0" svg:d="m15250 12101v502l-8000 1997v501">
          <text:p/>
        </draw:connector>
        <draw:custom-shape draw:style-name="gr3" draw:text-style-name="P1" xml:id="id22" draw:id="id22" draw:layer="layout" svg:width="1.5cm" svg:height="1cm" svg:x="12cm" svg:y="15.101cm">
          <text:p text:style-name="P1"><text:span text:style-name="T1">2.5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20.25cm" svg:y1="12.101cm" svg:x2="12.75cm" svg:y2="15.101cm" draw:start-shape="id21" draw:start-glue-point="2" draw:end-shape="id22" draw:end-glue-point="0" svg:d="m20250 12101v502l-7500 1997v501">
          <text:p/>
        </draw:connector>
        <draw:custom-shape draw:style-name="gr3" draw:text-style-name="P1" xml:id="id23" draw:id="id23" draw:layer="layout" svg:width="1.5cm" svg:height="1cm" svg:x="19.5cm" svg:y="6.601cm">
          <text:p text:style-name="P1"><text:span text:style-name="T1">1.1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20.25cm" svg:y1="7.601cm" svg:x2="20.25cm" svg:y2="11.101cm" draw:start-shape="id23" draw:start-glue-point="2" draw:end-shape="id21" svg:d="m20250 7601v502 2497 501">
          <text:p/>
        </draw:connector>
        <draw:rect draw:style-name="gr4" draw:text-style-name="P2" draw:layer="layout" svg:width="25cm" svg:height="4cm" svg:x="1.5cm" svg:y="1.5cm">
          <text:p text:style-name="P2">La configuration des environnements de préprod est mise en place après correction </text:p>
          <text:p text:style-name="P2">de l'ansibox project en version 1.0.1.</text:p>
          <text:p text:style-name="P2">La version 1.0.0_PPROD de la config dépend de :</text:p>
          <text:p text:style-name="P2"><text:tab/>- l'ansibox projet 1.0.1</text:p>
          <text:p text:style-name="P2"><text:tab/>- l'ansibox commune 2.4.0</text:p>
        </draw:rect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line draw:style-name="gr1" draw:text-style-name="P1" draw:layer="layout" svg:x1="1.5cm" svg:y1="15.602cm" svg:x2="26cm" svg:y2="15.602cm">
          <text:p/>
        </draw:line>
        <draw:line draw:style-name="gr6" draw:text-style-name="P1" draw:layer="layout" svg:x1="1.5cm" svg:y1="7.102cm" svg:x2="26cm" svg:y2="7.102cm">
          <text:p/>
        </draw:line>
        <draw:line draw:style-name="gr6" draw:text-style-name="P1" draw:layer="layout" svg:x1="1.5cm" svg:y1="11.602cm" svg:x2="26cm" svg:y2="11.602cm">
          <text:p/>
        </draw:line>
        <draw:frame draw:style-name="gr2" draw:layer="layout" svg:width="5.637cm" svg:height="0.963cm" svg:x="0.822cm" svg:y="15.402cm">
          <draw:text-box>
            <text:p>ansibox commune</text:p>
          </draw:text-box>
        </draw:frame>
        <draw:frame draw:style-name="gr2" draw:layer="layout" svg:width="5.557cm" svg:height="0.963cm" svg:x="0.843cm" svg:y="11.439cm">
          <draw:text-box>
            <text:p>ansibox-play NNA</text:p>
          </draw:text-box>
        </draw:frame>
        <draw:frame draw:style-name="gr2" draw:layer="layout" svg:width="5.603cm" svg:height="0.963cm" svg:x="0.8cm" svg:y="6.902cm">
          <draw:text-box>
            <text:p>ansibox-conf NNA</text:p>
          </draw:text-box>
        </draw:frame>
        <draw:custom-shape draw:style-name="gr3" draw:text-style-name="P1" xml:id="id26" draw:id="id26" draw:layer="layout" svg:width="1.5cm" svg:height="1cm" svg:x="6.5cm" svg:y="15.102cm">
          <text:p text:style-name="P1"><text:span text:style-name="T1">2.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5" draw:id="id25" draw:layer="layout" svg:width="1.5cm" svg:height="1cm" svg:x="9cm" svg:y="11.102cm">
          <text:p text:style-name="P3"><text:span text:style-name="T1">1.0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7" draw:id="id27" draw:layer="layout" svg:width="2cm" svg:height="1cm" svg:x="11.5cm" svg:y="6.602cm">
          <text:p text:style-name="P3"><text:span text:style-name="T1">1.0.0_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9" draw:id="id29" draw:layer="layout" svg:width="1.5cm" svg:height="1cm" svg:x="14.5cm" svg:y="11.102cm">
          <text:p text:style-name="P3"><text:span text:style-name="T1">1.0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1" draw:id="id31" draw:layer="layout" svg:width="1.5cm" svg:height="1cm" svg:x="19.5cm" svg:y="11.102cm">
          <text:p text:style-name="P1"><text:span text:style-name="T1">1.1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8" draw:id="id28" draw:layer="layout" svg:width="2.5cm" svg:height="1cm" svg:x="16cm" svg:y="6.602cm">
          <text:p text:style-name="P3"><text:span text:style-name="T1">1.0.0_PPR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0" draw:id="id30" draw:layer="layout" svg:width="2.5cm" svg:height="1cm" svg:x="22.5cm" svg:y="6.602cm">
          <text:p text:style-name="P1"><text:span text:style-name="T1">1.0.0_PR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4" draw:id="id24" draw:layer="layout" svg:width="1.5cm" svg:height="1cm" svg:x="9cm" svg:y="6.602cm">
          <text:p text:style-name="P3"><text:span text:style-name="T1">1.0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9.75cm" svg:y1="7.602cm" svg:x2="9.75cm" svg:y2="11.102cm" draw:start-shape="id24" draw:start-glue-point="2" draw:end-shape="id25" draw:end-glue-point="0" svg:d="m9750 7602v502 2497 501">
          <text:p/>
        </draw:connector>
        <draw:connector draw:style-name="gr6" draw:text-style-name="P1" draw:layer="layout" draw:type="lines" svg:x1="9.75cm" svg:y1="12.102cm" svg:x2="7.25cm" svg:y2="15.102cm" draw:start-shape="id25" draw:start-glue-point="2" draw:end-shape="id26" draw:end-glue-point="0" svg:d="m9750 12102v502l-2500 1997v501">
          <text:p/>
        </draw:connector>
        <draw:connector draw:style-name="gr6" draw:text-style-name="P1" draw:layer="layout" draw:type="lines" svg:x1="12.5cm" svg:y1="7.602cm" svg:x2="9.75cm" svg:y2="11.102cm" draw:start-shape="id27" draw:start-glue-point="2" draw:end-shape="id25" draw:end-glue-point="0" svg:d="m12500 7602v502l-2750 2497v501">
          <text:p/>
        </draw:connector>
        <draw:connector draw:style-name="gr6" draw:text-style-name="P1" draw:layer="layout" draw:type="lines" svg:x1="17.25cm" svg:y1="7.602cm" svg:x2="15.25cm" svg:y2="11.102cm" draw:start-shape="id28" draw:start-glue-point="2" draw:end-shape="id29" draw:end-glue-point="0" svg:d="m17250 7602v502l-2000 2497v501">
          <text:p/>
        </draw:connector>
        <draw:connector draw:style-name="gr6" draw:text-style-name="P1" draw:layer="layout" draw:type="lines" svg:x1="23.75cm" svg:y1="7.602cm" svg:x2="15.25cm" svg:y2="11.102cm" draw:start-shape="id30" draw:start-glue-point="2" draw:end-shape="id29" draw:end-glue-point="0" svg:d="m23750 7602v502l-8500 2497v501">
          <text:p/>
        </draw:connector>
        <draw:connector draw:style-name="gr6" draw:text-style-name="P1" draw:layer="layout" draw:type="lines" svg:x1="15.25cm" svg:y1="12.102cm" svg:x2="7.25cm" svg:y2="15.102cm" draw:start-shape="id29" draw:start-glue-point="2" draw:end-shape="id26" draw:end-glue-point="0" svg:d="m15250 12102v502l-8000 1997v501">
          <text:p/>
        </draw:connector>
        <draw:custom-shape draw:style-name="gr3" draw:text-style-name="P1" xml:id="id32" draw:id="id32" draw:layer="layout" svg:width="1.5cm" svg:height="1cm" svg:x="12cm" svg:y="15.102cm">
          <text:p text:style-name="P1"><text:span text:style-name="T1">2.5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20.25cm" svg:y1="12.102cm" svg:x2="12.75cm" svg:y2="15.102cm" draw:start-shape="id31" draw:start-glue-point="2" draw:end-shape="id32" draw:end-glue-point="0" svg:d="m20250 12102v502l-7500 1997v501">
          <text:p/>
        </draw:connector>
        <draw:custom-shape draw:style-name="gr3" draw:text-style-name="P1" xml:id="id33" draw:id="id33" draw:layer="layout" svg:width="1.5cm" svg:height="1cm" svg:x="19.5cm" svg:y="6.602cm">
          <text:p text:style-name="P1"><text:span text:style-name="T1">1.1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20.25cm" svg:y1="7.602cm" svg:x2="20.25cm" svg:y2="11.102cm" draw:start-shape="id33" draw:start-glue-point="2" draw:end-shape="id31" svg:d="m20250 7602v502 2497 501">
          <text:p/>
        </draw:connector>
        <draw:rect draw:style-name="gr4" draw:text-style-name="P2" draw:layer="layout" svg:width="25cm" svg:height="4cm" svg:x="1.5cm" svg:y="1.5cm">
          <text:p text:style-name="P2">La configuration des environnements de prod est mise en place.</text:p>
          <text:p text:style-name="P2">La version 1.0.0_PROD de la config dépend de :</text:p>
          <text:p text:style-name="P2"><text:tab/>- l'ansibox projet 1.0.1</text:p>
          <text:p text:style-name="P2"><text:tab/>- l'ansibox commune 2.4.0</text:p>
        </draw:rect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11-04T16:28:29.37</meta:creation-date>
    <meta:editing-duration>PT32M45S</meta:editing-duration>
    <meta:editing-cycles>16</meta:editing-cycles>
    <dc:date>2015-11-04T17:17:12.92</dc:date>
    <meta:generator>OpenOffice.org/3.3$Win32 OpenOffice.org_project/330m20$Build-9567</meta:generator>
    <meta:document-statistic meta:object-count="133"/>
  </office:meta>
</office:document-meta>
</file>